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>
      <style:graphic-properties draw:fill="none" draw:stroke="solid" svg:stroke-width="0.02083in" svg:stroke-color="#000000" draw:marker-start="a468" draw:marker-end="a469" svg:stroke-opacity="100%" draw:stroke-linejoin="miter" svg:stroke-linecap="butt"/>
    </style:style>
    <style:style style:family="graphic" style:name="a473">
      <style:graphic-properties draw:fill="none" draw:stroke="solid" svg:stroke-width="0.02083in" svg:stroke-color="#000000" draw:marker-start="a471" draw:marker-end="a472" svg:stroke-opacity="100%" draw:stroke-linejoin="miter" svg:stroke-linecap="butt"/>
    </style:style>
    <style:style style:family="graphic" style:name="a476">
      <style:graphic-properties draw:fill="none" draw:stroke="solid" svg:stroke-width="0.02083in" svg:stroke-color="#000000" draw:marker-start="a474" draw:marker-end="a475" svg:stroke-opacity="100%" draw:stroke-linejoin="miter" svg:stroke-linecap="butt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2083in" svg:stroke-color="#000000" draw:marker-end="a413" svg:stroke-opacity="100%" draw:stroke-linejoin="miter" svg:stroke-linecap="butt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2083in" svg:stroke-color="#000000" draw:marker-end="a415" svg:stroke-opacity="100%" draw:stroke-linejoin="miter" svg:stroke-linecap="butt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2083in" svg:stroke-color="#000000" draw:marker-end="a417" svg:stroke-opacity="100%" draw:stroke-linejoin="miter" svg:stroke-linecap="butt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draw:fill="none" draw:stroke="solid" svg:stroke-width="0.02083in" svg:stroke-color="#000000" draw:marker-start="a454" draw:marker-end="a455" svg:stroke-opacity="100%" draw:stroke-linejoin="miter" svg:stroke-linecap="butt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none" draw:stroke="solid" svg:stroke-width="0.02083in" svg:stroke-color="#000000" draw:marker-start="a419" draw:marker-end="a420" svg:stroke-opacity="100%" draw:stroke-linejoin="miter" svg:stroke-linecap="butt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2083in" svg:stroke-color="#000000" draw:marker-start="a422" draw:marker-end="a423" svg:stroke-opacity="100%" draw:stroke-linejoin="miter" svg:stroke-linecap="butt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2083in" svg:stroke-color="#000000" draw:marker-start="a425" draw:marker-end="a426" svg:stroke-opacity="100%" draw:stroke-linejoin="miter" svg:stroke-linecap="butt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4">
      <style:graphic-properties draw:fill="none" draw:stroke="solid" svg:stroke-width="0.02083in" svg:stroke-color="#000000" draw:marker-start="a462" draw:marker-end="a463" svg:stroke-opacity="100%" draw:stroke-linejoin="miter" svg:stroke-linecap="butt"/>
    </style:style>
    <style:style style:family="graphic" style:name="a467">
      <style:graphic-properties draw:fill="none" draw:stroke="solid" svg:stroke-width="0.02083in" svg:stroke-color="#000000" draw:marker-start="a465" draw:marker-end="a466" svg:stroke-opacity="100%" draw:stroke-linejoin="miter" svg:stroke-linecap="butt"/>
    </style:style>
    <style:style style:family="graphic" style:name="a430">
      <style:graphic-properties draw:fill="none" draw:stroke="solid" svg:stroke-width="0.02083in" svg:stroke-color="#000000" draw:marker-start="a428" draw:marker-end="a429" svg:stroke-opacity="100%" draw:stroke-linejoin="miter" svg:stroke-linecap="butt"/>
    </style:style>
    <style:style style:family="graphic" style:name="a433">
      <style:graphic-properties draw:fill="none" draw:stroke="solid" svg:stroke-width="0.02083in" svg:stroke-color="#000000" draw:marker-start="a431" draw:marker-end="a432" svg:stroke-opacity="100%" draw:stroke-linejoin="miter" svg:stroke-linecap="butt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4.34862in" svg:y="0.24771in" svg:width="3.73394in" svg:height="0.81651in" draw:id="id63" draw:style-name="a384" draw:name="Rectangle : en biseau 4">
          <svg:title/>
          <svg:desc/>
          <text:p text:style-name="a383" text:class-names="" text:cond-style-name=""><text:span text:style-name="a381" text:class-names="">HOME_PAGE</text:span><text:span text:style-name="a382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4.94037in" svg:y="1.86238in" svg:width="2.55046in" svg:height="0.66973in" draw:id="id64" draw:style-name="a388" draw:name="Rectangle : en biseau 5">
          <svg:title/>
          <svg:desc/>
          <text:p text:style-name="a387" text:class-names="" text:cond-style-name=""><text:span text:style-name="a385" text:class-names="">Accueil</text:span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8.99885in" svg:y="3.57339in" svg:width="2.08487in" svg:height="0.51147in" draw:id="id65" draw:style-name="a392" draw:name="Rectangle : en biseau 12">
          <svg:title/>
          <svg:desc/>
          <text:p text:style-name="a391" text:class-names="" text:cond-style-name=""><text:span text:style-name="a389" text:class-names="">Choix Inscription</text:span><text:span text:style-name="a390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6.44839in" svg:y="3.57339in" svg:width="2.08487in" svg:height="0.51147in" draw:id="id66" draw:style-name="a396" draw:name="Rectangle : en biseau 13">
          <svg:title/>
          <svg:desc/>
          <text:p text:style-name="a395" text:class-names="" text:cond-style-name=""><text:span text:style-name="a393" text:class-names="">Connexion</text:span><text:span text:style-name="a394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3.89793in" svg:y="3.57339in" svg:width="2.08487in" svg:height="0.51147in" draw:id="id67" draw:style-name="a400" draw:name="Rectangle : en biseau 14">
          <svg:title/>
          <svg:desc/>
          <text:p text:style-name="a399" text:class-names="" text:cond-style-name=""><text:span text:style-name="a397" text:class-names="">statistiques</text:span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.34747in" svg:y="3.57339in" svg:width="2.08487in" svg:height="0.51147in" draw:id="id68" draw:style-name="a404" draw:name="Rectangle : en biseau 15">
          <svg:title/>
          <svg:desc/>
          <text:p text:style-name="a403" text:class-names="" text:cond-style-name=""><text:span text:style-name="a401" text:class-names="">Choix enquêtes</text:span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.34747in" svg:y="4.74005in" svg:width="2.08487in" svg:height="0.51147in" draw:id="id69" draw:style-name="a408" draw:name="Rectangle : en biseau 16">
          <svg:title/>
          <svg:desc/>
          <text:p text:style-name="a407" text:class-names="" text:cond-style-name=""><text:span text:style-name="a405" text:class-names="">Enquête</text:span><text:span text:style-name="a406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.34747in" svg:y="5.90672in" svg:width="2.08487in" svg:height="0.51147in" draw:id="id70" draw:style-name="a412" draw:name="Rectangle : en biseau 17">
          <svg:title/>
          <svg:desc/>
          <text:p text:style-name="a411" text:class-names="" text:cond-style-name=""><text:span text:style-name="a409" text:class-names="">Remerciemen</text:span><text:span text:style-name="a410" text:class-names="">t</text:span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onnector draw:type="line" svg:x1="2.38991in" svg:y1="4.08486in" draw:start-shape="id68" draw:start-glue-point="2" svg:x2="2.38991in" svg:y2="4.66819in" draw:id="id71" draw:style-name="a414" draw:name="Connecteur droit avec flèche 33">
          <svg:title/>
          <svg:desc/>
        </draw:connector>
        <draw:connector draw:type="line" svg:x1="2.38991in" svg:y1="5.25153in" draw:start-shape="id69" draw:start-glue-point="2" svg:x2="2.38991in" svg:y2="5.83486in" draw:id="id72" draw:style-name="a416" draw:name="Connecteur droit avec flèche 36">
          <svg:title/>
          <svg:desc/>
        </draw:connector>
        <draw:connector draw:type="line" svg:x1="3.43234in" svg:y1="6.16246in" draw:start-shape="id70" draw:start-glue-point="1" svg:x2="4.84404in" svg:y2="4.19036in" draw:id="id73" draw:style-name="a418" draw:name="Connecteur droit avec flèche 39">
          <svg:title/>
          <svg:desc/>
        </draw:connector>
        <draw:connector draw:type="line" svg:x1="2.65138in" svg:y1="3.46789in" svg:x2="4.76147in" svg:y2="2.44954in" draw:id="id74" draw:style-name="a421" draw:name="Connecteur droit avec flèche 43">
          <svg:title/>
          <svg:desc/>
        </draw:connector>
        <draw:connector draw:type="line" svg:x1="5.33333in" svg:y1="3.45642in" svg:x2="5.89449in" svg:y2="2.64908in" draw:id="id75" draw:style-name="a424" draw:name="Connecteur droit avec flèche 46">
          <svg:title/>
          <svg:desc/>
        </draw:connector>
        <draw:connector draw:type="line" svg:x1="7.09786in" svg:y1="3.46789in" svg:x2="6.66667in" svg:y2="2.64908in" draw:id="id76" draw:style-name="a427" draw:name="Connecteur droit avec flèche 55">
          <svg:title/>
          <svg:desc/>
        </draw:connector>
        <draw:connector draw:type="line" svg:x1="9.7156in" svg:y1="3.42967in" svg:x2="7.66972in" svg:y2="2.43482in" draw:id="id77" draw:style-name="a430" draw:name="Connecteur droit avec flèche 58">
          <svg:title/>
          <svg:desc/>
        </draw:connector>
        <draw:connector draw:type="line" svg:x1="6.21559in" svg:y1="1.76147in" svg:x2="6.21559in" svg:y2="1.16972in" draw:id="id78" draw:style-name="a433" draw:name="Connecteur droit avec flèche 63">
          <svg:title/>
          <svg:desc/>
        </draw:connector>
        <draw:custom-shape svg:x="11.08372in" svg:y="0.14449in" svg:width="2.08487in" svg:height="0.51147in" draw:id="id79" draw:style-name="a437" draw:name="Rectangle : en biseau 69">
          <svg:title/>
          <svg:desc/>
          <text:p text:style-name="a436" text:class-names="" text:cond-style-name=""><text:span text:style-name="a434" text:class-names="">Collaborateurs</text:span><text:span text:style-name="a435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1.08372in" svg:y="0.79969in" svg:width="2.08487in" svg:height="0.51147in" draw:id="id80" draw:style-name="a441" draw:name="Rectangle : en biseau 70">
          <svg:title/>
          <svg:desc/>
          <text:p text:style-name="a440" text:class-names="" text:cond-style-name=""><text:span text:style-name="a438" text:class-names="">Assistance</text:span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1.08372in" svg:y="1.46559in" svg:width="2.08487in" svg:height="0.51147in" draw:id="id81" draw:style-name="a445" draw:name="Rectangle : en biseau 71">
          <svg:title/>
          <svg:desc/>
          <text:p text:style-name="a444" text:class-names="" text:cond-style-name=""><text:span text:style-name="a442" text:class-names="">A propos</text:span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1.08372in" svg:y="2.1376in" svg:width="2.08487in" svg:height="0.51147in" draw:id="id82" draw:style-name="a449" draw:name="Rectangle : en biseau 72">
          <svg:title/>
          <svg:desc/>
          <text:p text:style-name="a448" text:class-names="" text:cond-style-name=""><text:span text:style-name="a446" text:class-names="">Mentions légales</text:span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ustom-shape svg:x="11.08372in" svg:y="2.79242in" svg:width="2.08487in" svg:height="0.51147in" draw:id="id83" draw:style-name="a453" draw:name="Rectangle : en biseau 73">
          <svg:title/>
          <svg:desc/>
          <text:p text:style-name="a452" text:class-names="" text:cond-style-name=""><text:span text:style-name="a450" text:class-names="">C.G.U.</text:span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onnector draw:type="line" svg:x1="10.93578in" svg:y1="0.40023in" svg:x2="8.24465in" svg:y2="0.57797in" draw:id="id84" draw:style-name="a456" draw:name="Connecteur droit avec flèche 74">
          <svg:title/>
          <svg:desc/>
        </draw:connector>
        <draw:custom-shape svg:x="8.99885in" svg:y="4.66819in" svg:width="2.08487in" svg:height="0.51147in" draw:id="id85" draw:style-name="a461" draw:name="Rectangle : en biseau 76">
          <svg:title/>
          <svg:desc/>
          <text:p text:style-name="a460" text:class-names="" text:cond-style-name=""><text:span text:style-name="a457" text:class-names="">F</text:span><text:span text:style-name="a458" text:class-names="">ormulaire</text:span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S M ?f12 ?f12 L ?f13 ?f12 ?f13 ?f14 ?f12 ?f14 Z N S M ?f0 ?f2 L ?f1 ?f2 ?f13 ?f12 ?f12 ?f12 Z N S M ?f0 ?f3 L ?f12 ?f14 ?f13 ?f14 ?f1 ?f3 Z N S M ?f0 ?f2 L ?f12 ?f12 ?f12 ?f14 ?f0 ?f3 Z N S M ?f1 ?f2 L ?f1 ?f3 ?f13 ?f14 ?f13 ?f12 Z N F M ?f0 ?f2 L ?f1 ?f2 ?f1 ?f3 ?f0 ?f3 Z M ?f12 ?f12 L ?f13 ?f12 ?f13 ?f14 ?f12 ?f14 Z M ?f0 ?f2 L ?f12 ?f12 M ?f0 ?f3 L ?f12 ?f14 M ?f1 ?f2 L ?f13 ?f12 M ?f1 ?f3 L ?f13 ?f14 N" draw:text-areas="?f12 ?f12 ?f13 ?f14" draw:glue-points="?f13 ?f6 ?f9 ?f14 ?f12 ?f6 ?f9 ?f12" draw:glue-point-leaving-directions="-90, -180, -270, -360" draw:modifiers="125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?f10 * ?f11 / 100000"/>
            <draw:equation draw:name="f13" draw:formula="?f1 - ?f12"/>
            <draw:equation draw:name="f14" draw:formula="?f3 - ?f12"/>
          </draw:enhanced-geometry>
        </draw:custom-shape>
        <draw:connector draw:type="line" svg:x1="10.06574in" svg:y1="4.59633in" svg:x2="10.06574in" svg:y2="4.19036in" draw:id="id86" draw:style-name="a464" draw:name="Connecteur droit avec flèche 78">
          <svg:title/>
          <svg:desc/>
        </draw:connector>
        <draw:connector draw:type="line" svg:x1="10.93578in" svg:y1="0.99083in" svg:x2="8.24465in" svg:y2="0.78592in" draw:id="id87" draw:style-name="a467" draw:name="Connecteur droit avec flèche 81">
          <svg:title/>
          <svg:desc/>
        </draw:connector>
        <draw:connector draw:type="line" svg:x1="10.93578in" svg:y1="1.61925in" svg:x2="8.2305in" svg:y2="0.97514in" draw:id="id88" draw:style-name="a470" draw:name="Connecteur droit avec flèche 83">
          <svg:title/>
          <svg:desc/>
        </draw:connector>
        <draw:connector draw:type="line" svg:x1="10.93578in" svg:y1="2.40021in" svg:x2="8.2305in" svg:y2="1.13455in" draw:id="id89" draw:style-name="a473" draw:name="Connecteur droit avec flèche 85">
          <svg:title/>
          <svg:desc/>
        </draw:connector>
        <draw:connector draw:type="line" svg:x1="10.9052in" svg:y1="3.05848in" svg:x2="8.16514in" svg:y2="1.28804in" draw:id="id90" draw:style-name="a476" draw:name="Connecteur droit avec flèche 8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22" svg:viewBox="0 0 20 30" svg:d="m10 0-10 30h20z"/>
    <draw:marker draw:name="a423" svg:viewBox="0 0 20 30" svg:d="m10 0-10 30h20z"/>
    <draw:marker draw:name="a425" svg:viewBox="0 0 20 30" svg:d="m10 0-10 30h20z"/>
    <draw:marker draw:name="a426" svg:viewBox="0 0 20 30" svg:d="m10 0-10 30h20z"/>
    <draw:marker draw:name="a471" svg:viewBox="0 0 20 30" svg:d="m10 0-10 30h20z"/>
    <draw:marker draw:name="a472" svg:viewBox="0 0 20 30" svg:d="m10 0-10 30h20z"/>
    <draw:marker draw:name="a428" svg:viewBox="0 0 20 30" svg:d="m10 0-10 30h20z"/>
    <draw:marker draw:name="a429" svg:viewBox="0 0 20 30" svg:d="m10 0-10 30h20z"/>
    <draw:marker draw:name="a474" svg:viewBox="0 0 20 30" svg:d="m10 0-10 30h20z"/>
    <draw:marker draw:name="a475" svg:viewBox="0 0 20 30" svg:d="m10 0-10 30h20z"/>
    <draw:marker draw:name="a413" svg:viewBox="0 0 20 30" svg:d="m10 0-10 30h20z"/>
    <draw:marker draw:name="a415" svg:viewBox="0 0 20 30" svg:d="m10 0-10 30h20z"/>
    <draw:marker draw:name="a417" svg:viewBox="0 0 20 30" svg:d="m10 0-10 30h20z"/>
    <draw:marker draw:name="a462" svg:viewBox="0 0 20 30" svg:d="m10 0-10 30h20z"/>
    <draw:marker draw:name="a419" svg:viewBox="0 0 20 30" svg:d="m10 0-10 30h20z"/>
    <draw:marker draw:name="a463" svg:viewBox="0 0 20 30" svg:d="m10 0-10 30h20z"/>
    <draw:marker draw:name="a465" svg:viewBox="0 0 20 30" svg:d="m10 0-10 30h20z"/>
    <draw:marker draw:name="a466" svg:viewBox="0 0 20 30" svg:d="m10 0-10 30h20z"/>
    <draw:marker draw:name="a468" svg:viewBox="0 0 20 30" svg:d="m10 0-10 30h20z"/>
    <draw:marker draw:name="a431" svg:viewBox="0 0 20 30" svg:d="m10 0-10 30h20z"/>
    <draw:marker draw:name="a469" svg:viewBox="0 0 20 30" svg:d="m10 0-10 30h20z"/>
    <draw:marker draw:name="a432" svg:viewBox="0 0 20 30" svg:d="m10 0-10 30h20z"/>
    <draw:marker draw:name="a454" svg:viewBox="0 0 20 30" svg:d="m10 0-10 30h20z"/>
    <draw:marker draw:name="a455" svg:viewBox="0 0 20 30" svg:d="m10 0-10 30h20z"/>
    <draw:marker draw:name="a42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Felix MILLON</meta:initial-creator>
    <dc:creator>Felix MILLON</dc:creator>
    <meta:creation-date>2022-10-30T11:38:39Z</meta:creation-date>
    <dc:date>2022-10-30T11:54:36Z</dc:date>
    <meta:editing-cycles>1</meta:editing-cycles>
    <meta:editing-duration>PT957S</meta:editing-duration>
    <meta:document-statistic meta:paragraph-count="14" meta:word-count="25"/>
  </office:meta>
</office:document-meta>
</file>